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ad42" officeooo:paragraph-rsid="001da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I am Aleksandra and this is my first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2:04:05.129747271</meta:creation-date>
    <dc:date>2017-10-01T22:04:47.858079606</dc:date>
    <meta:editing-duration>PT1M1S</meta:editing-duration>
    <meta:editing-cycles>1</meta:editing-cycles>
    <meta:document-statistic meta:table-count="0" meta:image-count="0" meta:object-count="0" meta:page-count="1" meta:paragraph-count="1" meta:word-count="10" meta:character-count="55" meta:non-whitespace-character-count="46"/>
    <meta:generator>LibreOffice/5.3.3.2$Linux_X86_64 LibreOffice_project/30m0$Build-2</meta:generator>
  </office:meta>
</office:document-meta>
</file>